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5.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57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left" draw:textarea-vertical-align="top" draw:auto-grow-height="false" fo:min-height="1.75cm" fo:min-width="3.0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142cm"/>
      <style:paragraph-properties style:writing-mode="lr-tb"/>
    </style:style>
    <style:style style:name="gr6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7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style:paragraph-properties fo:text-align="start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8cm" svg:y1="11.93cm" svg:x2="15.743cm" svg:y2="11.93cm">
          <text:p/>
        </draw:line>
        <draw:frame draw:style-name="gr2" draw:text-style-name="P2" draw:layer="layout" svg:width="5.98cm" svg:height="2.199cm" svg:x="6.129cm" svg:y="11.93cm">
          <draw:text-box>
            <text:p><text:span text:style-name="T1">10.1.1.0/24 </text:span></text:p>
            <text:p><text:span text:style-name="T1">blue Network </text:span></text:p>
            <text:p><text:span text:style-name="T2">Note: No VBox DHCP Server</text:span></text:p>
          </draw:text-box>
        </draw:frame>
        <draw:frame draw:style-name="gr3" draw:text-style-name="P3" draw:layer="layout" svg:width="2.157cm" svg:height="1.057cm" svg:x="6.615cm" svg:y="10.454cm">
          <draw:text-box>
            <text:p><text:span text:style-name="T3">10.1.1.100</text:span></text:p>
          </draw:text-box>
        </draw:frame>
        <draw:custom-shape draw:style-name="gr4" draw:text-style-name="P6" draw:layer="layout" svg:width="3.535cm" svg:height="2cm" svg:x="5.662cm" svg:y="8.492cm">
          <text:p text:style-name="P4"><text:span text:style-name="T4">Build Server</text:span></text:p>
          <text:p text:style-name="P5"><text:span text:style-name="T1"><text:tab/></text:span><text:span text:style-name="T5">yoda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42cm" svg:height="1.433cm" svg:x="12.016cm" svg:y="10.494cm">
          <draw:text-box>
            <text:p><text:span text:style-name="T3">10.1.1.110</text:span></text:p>
          </draw:text-box>
        </draw:frame>
        <draw:custom-shape draw:style-name="gr6" draw:text-style-name="P7" draw:layer="layout" svg:width="3.194cm" svg:height="2cm" svg:x="11.738cm" svg:y="8.472cm">
          <text:p text:style-name="P4"><text:span text:style-name="T4">WebServer</text:span></text:p>
          <text:p text:style-name="P5"><text:span text:style-name="T1"><text:tab/></text:span><text:span text:style-name="T1">web01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68cm" svg:y1="11.93cm" svg:x2="6.68cm" svg:y2="10.504cm">
          <text:p/>
        </draw:line>
        <draw:line draw:style-name="gr7" draw:text-style-name="P1" draw:layer="layout" svg:x1="12.18cm" svg:y1="11.93cm" svg:x2="12.18cm" svg:y2="10.5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01-24T16:06:35.636276141</dc:date>
    <meta:editing-duration>PT1H52M35S</meta:editing-duration>
    <meta:editing-cycles>24</meta:editing-cycles>
    <meta:generator>LibreOffice/6.4.7.2$Linux_X86_64 LibreOffice_project/40$Build-2</meta:generator>
    <meta:document-statistic meta:object-count="8"/>
  </office:meta>
</office:document-meta>
</file>